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1" svg:font-family="'Noto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rsid="0008a103" officeooo:paragraph-rsid="0008a103"/>
    </style:style>
    <style:style style:name="P3" style:family="paragraph" style:parent-style-name="Standard">
      <style:text-properties fo:language="de" fo:country="DE" officeooo:rsid="0008f6a9" officeooo:paragraph-rsid="0008f6a9"/>
    </style:style>
    <style:style style:name="P4" style:family="paragraph" style:parent-style-name="Standard">
      <style:text-properties officeooo:rsid="0008f6a9" officeooo:paragraph-rsid="0008f6a9"/>
    </style:style>
    <style:style style:name="P5" style:family="paragraph" style:parent-style-name="Standard" style:master-page-name="Standard">
      <style:paragraph-properties style:page-number="auto"/>
      <style:text-properties fo:language="de" fo:country="DE"/>
    </style:style>
    <style:style style:name="P6" style:family="paragraph" style:parent-style-name="List_20_Paragraph" style:list-style-name="WWNum1">
      <style:text-properties fo:language="de" fo:country="DE"/>
    </style:style>
    <style:style style:name="T1" style:family="text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ufgabe für 6.11.2020 MTRS <text:s/>(2AHEL):</text:p>
      <text:p text:style-name="P1"/>
      <text:list xml:id="list1796290755" text:style-name="WWNum1">
        <text:list-item>
          <text:p text:style-name="P6">Eine kurze Erklärung zu den physikalischen Größen beschreiben, die in cd, lm und lx gemessen werden.</text:p>
        </text:list-item>
        <text:list-item>
          <text:p text:style-name="P6">Was versteht man unter Farbtemperatur?</text:p>
        </text:list-item>
        <text:list-item>
          <text:p text:style-name="P6">Sucht das Datenblatt einer (beliebigen) Si-Fotodiode und versucht die Diagramme zu interpretieren. In welchem Wellenlängenbereich ist die Diode einsetzbar?</text:p>
        </text:list-item>
        <text:list-item>
          <text:p text:style-name="P6">Wie könnte eine einfache Schaltung mit einer Fotodiode aussehen, mit der sich die Beleuchtungsstärle messen lässt?</text:p>
        </text:list-item>
        <text:list-item>
          <text:p text:style-name="P6">Was ist ein LDR?</text:p>
        </text:list-item>
      </text:list>
      <text:p text:style-name="P1"/>
      <text:p text:style-name="P1">Bitte die Antworten in einer Datei abgeben</text:p>
      <text:p text:style-name="P1"/>
      <text:p text:style-name="P2">1)</text:p>
      <text:p text:style-name="P2">Lm gibt an, wieviel Licht ein Gegnstand pro Zeiteinheit abwirft</text:p>
      <text:p text:style-name="P2">Candela ist die Lichtstärke (lumen) auf einen bestimmten Raumwinkel</text:p>
      <text:p text:style-name="P2">Lx sind Lumen auf einer bestimmten Fläche</text:p>
      <text:p text:style-name="P2"/>
      <text:p text:style-name="P2">2)</text:p>
      <text:p text:style-name="P2">Die Farbtemperatur gibt an, wie blau oder rot gefärbt ein Farbton ist.</text:p>
      <text:p text:style-name="P2">3)</text:p>
      <text:p text:style-name="P3">von ~300 bis &gt;1100 nm</text:p>
      <text:p text:style-name="P4"><text:span text:style-name="T1">(</text:span><text:a xlink:type="simple" xlink:href="https://www.ti.com/lit/ds/symlink/opt101.pdf?HQS=dis-dk-null-digikeymode-dsf-pf-null-wwe&amp;ts=1609251634247" text:style-name="Internet_20_link" text:visited-style-name="Visited_20_Internet_20_Link">https://www.ti.com/lit/ds/symlink/opt101.pdf?HQS=dis-dk-null-digikeymode-dsf-pf-null-wwe&amp;ts=1609251634247</text:a><text:span text:style-name="T1">)</text:span></text:p>
      <text:p text:style-name="P2">5)</text:p>
      <text:p text:style-name="P2">LDR = Light Dependent Resistor, ein Widerstand der mit der Beleuchtungsstärke variiert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1" svg:font-family="'Noto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AT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AT" style:letter-kerning="false" style:font-name-asian="Calibri1" style:font-size-asian="11pt" style:language-asian="en" style:country-asian="US" style:font-name-complex="Noto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rnerw@chello.at</meta:initial-creator>
    <meta:editing-cycles>5</meta:editing-cycles>
    <meta:creation-date>2020-11-06T07:03:00</meta:creation-date>
    <dc:date>2021-01-01T17:50:11.416764200</dc:date>
    <meta:editing-duration>PT37M9S</meta:editing-duration>
    <meta:generator>LibreOffice/7.0.3.1$Linux_X86_64 LibreOffice_project/00$Build-1</meta:generator>
    <meta:document-statistic meta:table-count="0" meta:image-count="0" meta:object-count="0" meta:page-count="1" meta:paragraph-count="18" meta:word-count="137" meta:character-count="970" meta:non-whitespace-character-count="8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